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be9" officeooo:paragraph-rsid="0005abe9"/>
    </style:style>
    <style:style style:name="P2" style:family="paragraph" style:parent-style-name="Standard">
      <style:text-properties officeooo:rsid="00080482" officeooo:paragraph-rsid="00080482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0e5229" officeooo:paragraph-rsid="000e5229"/>
    </style:style>
    <style:style style:name="P5" style:family="paragraph" style:parent-style-name="Text_20_body" style:list-style-name="L2"/>
    <style:style style:name="P6" style:family="paragraph" style:parent-style-name="Text_20_body">
      <style:text-properties officeooo:rsid="000eed04" officeooo:paragraph-rsid="000eed04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0b374b" officeooo:paragraph-rsid="000b374b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0cedbe" officeooo:paragraph-rsid="000cedb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Heading_20_1">
      <style:text-properties officeooo:rsid="00080482" officeooo:paragraph-rsid="00080482"/>
    </style:style>
    <style:style style:name="P13" style:family="paragraph" style:parent-style-name="Heading_20_1">
      <style:text-properties officeooo:rsid="000e5229" officeooo:paragraph-rsid="000e5229"/>
    </style:style>
    <style:style style:name="P14" style:family="paragraph" style:parent-style-name="Heading_20_1">
      <style:paragraph-properties fo:margin-top="0cm" fo:margin-bottom="0cm" loext:contextual-spacing="false"/>
      <style:text-properties officeooo:rsid="000b374b" officeooo:paragraph-rsid="000b374b"/>
    </style:style>
    <style:style style:name="P15" style:family="paragraph" style:parent-style-name="Heading_20_1">
      <style:paragraph-properties fo:margin-top="0cm" fo:margin-bottom="0cm" loext:contextual-spacing="false"/>
      <style:text-properties officeooo:rsid="000cedbe" officeooo:paragraph-rsid="000cedb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reeBSD Release 11.1 - Introdução, instalação e customização</text:h>
      <text:p text:style-name="Text_20_body">Autor: Marcos Oliveira &lt;marcos.gnulinux at gmail.com&gt;<text:line-break/>Data: 11/10/2017 </text:p>
      <text:h text:style-name="Heading_20_1" text:outline-level="1">Conhecendo e Instalando o FreeBSD 11.1</text:h>
      <text:p text:style-name="Text_20_body"/>
      <text:p text:style-name="P7">Salve, salve, galera do VOL! Mais uma vez apareço por aqui pra mais um artigo, dessa vez sobre o <text:span text:style-name="Emphasis">FreeBSD 11.1</text:span>. <text:line-break/><text:line-break/>O FreeBSD é um sistema operacional livre do tipo <text:span text:style-name="Emphasis">Unix-like</text:span>, que provém do Research Unix via a Berkeley Software Distribution (BSD). Aplicativos podem ser instalados usando o sistema de gerenciador de pacotes: Ports, ou compilando o código-fonte. Devido aos seus termos de licenciamento permissivos, grande parte do código do FreeBSD tornou-se parte integral de outros sistemas operacionais, tal como o OS X da Apple. <text:line-break/><text:line-break/>Veja um vídeo sobre FreeBSD: </text:p>
      <text:p text:style-name="P1"><text:a xlink:type="simple" xlink:href="https://www.youtube.com/watch?time_continue=253&amp;v=hftefBW0bmM" text:style-name="Internet_20_link" text:visited-style-name="Visited_20_Internet_20_Link">https://www.youtube.com/watch?time_continue=253&amp;v=hftefBW0bmM</text:a></text:p>
      <text:p text:style-name="P1"/>
      <text:p text:style-name="P1">Nesse vídeo tutorial, é demonstrada a instalação do <text:span text:style-name="Emphasis">FreeBSD Release 11.1</text:span>. Esse vídeo faz parte da série #PorqueFreeBSD. <text:line-break/><text:line-break/>Download do FreeBSD: <text:a xlink:type="simple" xlink:href="https://www.freebsd.org/where.html" office:target-frame-name="_blank" xlink:show="new" text:style-name="Internet_20_link" text:visited-style-name="Visited_20_Internet_20_Link">https://www.freebsd.org/where.html</text:a> <text:line-break/><text:line-break/>Assista o vídeo: </text:p>
      <text:p text:style-name="P1"/>
      <text:p text:style-name="P2"><text:a xlink:type="simple" xlink:href="https://www.youtube.com/watch?v=dvzcHVxr1LY" text:style-name="Internet_20_link" text:visited-style-name="Visited_20_Internet_20_Link">https://www.youtube.com/watch?v=dvzcHVxr1LY</text:a></text:p>
      <text:p text:style-name="P2"/>
      <text:h text:style-name="P12" text:outline-level="1">Como Instalar o Xorg, MATE Desktop e o SLiM no FreeBSD 11.1</text:h>
      <text:p text:style-name="Text_20_body">Nesse vídeo, foram instados os pacotes: </text:p>
      <text:list xml:id="list1273460986324842399" text:style-name="L1">
        <text:list-item>
          <text:p text:style-name="P8">Xorg </text:p>
        </text:list-item>
        <text:list-item>
          <text:p text:style-name="P8">MATE Desktop Environment </text:p>
        </text:list-item>
        <text:list-item>
          <text:p text:style-name="P3">SLiM </text:p>
        </text:list-item>
      </text:list>
      <text:p text:style-name="Text_20_body"><text:line-break/><text:span text:style-name="Strong_20_Emphasis"># pkg install xorg mate mate-desktop slim</text:span> <text:line-break/><text:line-break/>Efetuadas configurações no <text:span text:style-name="Emphasis">/etc/rc.conf</text:span> com o Easy Editor (ee) <text:line-break/><text:soft-page-break/><text:line-break/><text:span text:style-name="Strong_20_Emphasis"># ee /etc/rc.conf</text:span> <text:line-break/><text:line-break/>Adicionado ao final do arquivo, os comandos: </text:p>
      <text:p text:style-name="P7">hald_enable="YES"<text:line-break/>dbus_enable="YES"<text:line-break/>slim_enable="YES" </text:p>
      <text:p text:style-name="Text_20_body"><text:line-break/>Configuramos o $USER para aceitar o comando <text:span text:style-name="Emphasis">su</text:span> e poder logar como <text:span text:style-name="Emphasis">root</text:span>: <text:line-break/><text:line-break/><text:span text:style-name="Strong_20_Emphasis"># pw groupmod wheel -m marcos</text:span> <text:line-break/><text:line-break/>Criação do ".xinitrc": <text:line-break/><text:line-break/><text:span text:style-name="Strong_20_Emphasis"># ee ~/.xinitrc</text:span> <text:line-break/><text:line-break/>E editamos o arquivo, com os comandos: </text:p>
      <text:p text:style-name="P7">export LC_ALL=pt_BR.UTF-8<text:line-break/>export LANGUAGE=pt_BR.UTF-8<text:line-break/>export LANG=pt_BR.UTF-8<text:line-break/>exec mate-session </text:p>
      <text:p text:style-name="P7"><text:line-break/>Depois de dar um reboot no sistema: <text:line-break/><text:line-break/><text:span text:style-name="Strong_20_Emphasis"># shutdown -r now</text:span> <text:line-break/><text:line-break/>levantamos a interface gráfica (GUI) MATE Desktop, com o comando: <text:line-break/><text:line-break/><text:span text:style-name="Strong_20_Emphasis"># startx</text:span> <text:line-break/><text:line-break/>Assista o vídeo: </text:p>
      <text:p text:style-name="P7"/>
      <text:p text:style-name="P9"><text:a xlink:type="simple" xlink:href="https://www.youtube.com/watch?v=kVgkcIyEQbg" text:style-name="Internet_20_link" text:visited-style-name="Visited_20_Internet_20_Link">https://www.youtube.com/watch?v=kVgkcIyEQbg</text:a></text:p>
      <text:p text:style-name="P9"/>
      <text:h text:style-name="P14" text:outline-level="1">Configuração no Grub</text:h>
      <text:p text:style-name="Text_20_body">Caso você não consiga enxergar o FreeBSD no Grub (no <text:a xlink:type="simple" xlink:href="https://www.vivaolinux.com.br/linux/" text:style-name="Internet_20_link" text:visited-style-name="Visited_20_Internet_20_Link">GNU/Linux</text:a>), você precisará efetuar algumas modificações no Grub pra inderir o FreeBSD. Edite o arquivo: <text:line-break/><text:line-break/><text:span text:style-name="Strong_20_Emphasis">sudo nano /etc/grub.d/40_custom</text:span> <text:line-break/><text:line-break/>Dentro desse arquivo, insira o conteúdo abaixo, lembrando que o "hd0" dependerá da ordem do seu HD e o 3, é o número da partição: </text:p>
      <text:p text:style-name="P7"><text:soft-page-break/>menuentry "FreeBSD RELEASE 11.1" {<text:line-break/>    insmod ufs2<text:line-break/>    set root=(hd0,3)<text:line-break/>    kfreebsd /boot/loader<text:line-break/>} </text:p>
      <text:p text:style-name="P7"><text:line-break/>Depois, atualize o Grub: <text:line-break/><text:line-break/><text:span text:style-name="Strong_20_Emphasis"># update-grub</text:span> <text:line-break/><text:line-break/>Veja o vídeo: </text:p>
      <text:p text:style-name="P7"/>
      <text:p text:style-name="P10"><text:a xlink:type="simple" xlink:href="https://www.youtube.com/watch?time_continue=2&amp;v=WLVKaJeKejU" text:style-name="Internet_20_link" text:visited-style-name="Visited_20_Internet_20_Link">https://www.youtube.com/watch?time_continue=2&amp;v=WLVKaJeKejU</text:a></text:p>
      <text:p text:style-name="P10"/>
      <text:h text:style-name="P15" text:outline-level="1">Instalando Aplicativos e Customizando o FreeBSD</text:h>
      <text:p text:style-name="Text_20_body">Nesse vídeo finalizamos a Série #PorqueFreeBSD, instalamos aplicativos, alteramos a Shell, adicionamos o usuário ao grupo "wheel", alteramos o tema do SLiM e customizamos o MATE DE. <text:line-break/><text:line-break/>Instalação de aplicativos: <text:line-break/><text:line-break/><text:span text:style-name="Strong_20_Emphasis"># pkg install firefox libreoffice gnome-mplayer gimp shotwell p7zip p7zip-codec-rar rar</text:span> <text:line-break/><text:line-break/>Alteramos a Shell: <text:line-break/><text:line-break/><text:span text:style-name="Strong_20_Emphasis"># chsh -s /bin/csh</text:span> <text:line-break/><text:line-break/>Adicionamos o user normal ao grupo "wheel" (para usar o comando <text:span text:style-name="Emphasis">su</text:span>): <text:line-break/><text:line-break/><text:span text:style-name="Strong_20_Emphasis"># pw groupmod wheel -m marcos</text:span> <text:line-break/><text:line-break/>Baixamos e descompactamos o tema do SLiM pro FreeBSD: <text:line-break/><text:line-break/><text:span text:style-name="Strong_20_Emphasis"># cd /usr/local/share/slim/themes</text:span><text:line-break/><text:span text:style-name="Strong_20_Emphasis"># fetch http://terminalroot.com.br/downs/slim-freebsd.tar.bz2</text:span><text:line-break/><text:span text:style-name="Strong_20_Emphasis"># tar jxvf slim-freebsd.tar.bz2</text:span> <text:line-break/><text:line-break/>Alteramos o "slim.conf": <text:line-break/><text:line-break/><text:span text:style-name="Strong_20_Emphasis"># sed -i 's/current_theme.*/current_theme freebsd-1680x1050/' </text:span><text:soft-page-break/><text:span text:style-name="Strong_20_Emphasis">/usr/local/etc/slim.conf</text:span> <text:line-break/><text:line-break/>Baixamos, descompactamos e usamos o tema de ícones pro FreeBSD no MATE: <text:line-break/><text:line-break/><text:span text:style-name="Strong_20_Emphasis">cd ~/</text:span><text:line-break/><text:span text:style-name="Strong_20_Emphasis">fetch http://terminalroot.com.br/downs/icons-freebsd.tar.xz</text:span><text:line-break/><text:span text:style-name="Strong_20_Emphasis">tar Jxvf icons-freebsd.tar.xz</text:span> <text:line-break/><text:line-break/>Assista o vídeo: </text:p>
      <text:p text:style-name="Text_20_body"/>
      <text:p text:style-name="P4"><text:a xlink:type="simple" xlink:href="https://www.youtube.com/watch?v=AyaS3xl-cQo" text:style-name="Internet_20_link" text:visited-style-name="Visited_20_Internet_20_Link">https://www.youtube.com/watch?v=AyaS3xl-cQo</text:a></text:p>
      <text:p text:style-name="P4"/>
      <text:h text:style-name="P13" text:outline-level="1">Links úteis</text:h>
      <text:list xml:id="list8581319316363742708" text:style-name="L2">
        <text:list-item>
          <text:p text:style-name="P11"><text:a xlink:type="simple" xlink:href="https://www.freebsd.org/" office:target-frame-name="_blank" xlink:show="new" text:style-name="Internet_20_link" text:visited-style-name="Visited_20_Internet_20_Link">The FreeBSD Project</text:a> </text:p>
        </text:list-item>
        <text:list-item>
          <text:p text:style-name="P11"><text:a xlink:type="simple" xlink:href="https://www.slideshare.net/spjuliano/por-que-freebsd" office:target-frame-name="_blank" xlink:show="new" text:style-name="Internet_20_link" text:visited-style-name="Visited_20_Internet_20_Link">Por que FreeBSD?</text:a> </text:p>
        </text:list-item>
        <text:list-item>
          <text:p text:style-name="P11"><text:a xlink:type="simple" xlink:href="http://www.bsdcan.org/" office:target-frame-name="_blank" xlink:show="new" text:style-name="Internet_20_link" text:visited-style-name="Visited_20_Internet_20_Link">http://www.bsdcan.org</text:a> </text:p>
        </text:list-item>
        <text:list-item>
          <text:p text:style-name="P11"><text:a xlink:type="simple" xlink:href="http://www.eurobsdcon.org/" office:target-frame-name="_blank" xlink:show="new" text:style-name="Internet_20_link" text:visited-style-name="Visited_20_Internet_20_Link">EuroBSDcon 2017 – 21-24 September, Paris, France</text:a> </text:p>
        </text:list-item>
        <text:list-item>
          <text:p text:style-name="P11"><text:a xlink:type="simple" xlink:href="http://www.asiabsdcon.org/" office:target-frame-name="_blank" xlink:show="new" text:style-name="Internet_20_link" text:visited-style-name="Visited_20_Internet_20_Link">AsiaBSDCon 2018</text:a> </text:p>
        </text:list-item>
        <text:list-item>
          <text:p text:style-name="P11"><text:a xlink:type="simple" xlink:href="http://mundofreebsd.com.br/o-mascote-do-freebsd-e-um-demonio/" office:target-frame-name="_blank" xlink:show="new" text:style-name="Internet_20_link" text:visited-style-name="Visited_20_Internet_20_Link">O Mascote do FreeBSD Ã© um DemÃ´nio? - Mundo FreeBSDMundo FreeBSD</text:a> </text:p>
        </text:list-item>
        <text:list-item>
          <text:p text:style-name="P11"><text:a xlink:type="simple" xlink:href="https://pt.wikipedia.org/wiki/FreeBSD" office:target-frame-name="_blank" xlink:show="new" text:style-name="Internet_20_link" text:visited-style-name="Visited_20_Internet_20_Link">FreeBSD - Wikipédia, a enciclopédia livre</text:a> </text:p>
        </text:list-item>
        <text:list-item>
          <text:p text:style-name="P11"><text:a xlink:type="simple" xlink:href="https://www.freebsd.org/where.html" office:target-frame-name="_blank" xlink:show="new" text:style-name="Internet_20_link" text:visited-style-name="Visited_20_Internet_20_Link">Download FreeBSD</text:a> </text:p>
        </text:list-item>
        <text:list-item>
          <text:p text:style-name="P11"><text:a xlink:type="simple" xlink:href="https://www.x.org/" office:target-frame-name="_blank" xlink:show="new" text:style-name="Internet_20_link" text:visited-style-name="Visited_20_Internet_20_Link">X.Org</text:a> </text:p>
        </text:list-item>
        <text:list-item>
          <text:p text:style-name="P11"><text:a xlink:type="simple" xlink:href="https://mate-desktop.org/pt/" office:target-frame-name="_blank" xlink:show="new" text:style-name="Internet_20_link" text:visited-style-name="Visited_20_Internet_20_Link">MATE Desktop Environment | MATE</text:a> </text:p>
        </text:list-item>
        <text:list-item>
          <text:p text:style-name="P11"><text:a xlink:type="simple" xlink:href="https://www.freebsd.org/cgi/man.cgi?query=slim" office:target-frame-name="_blank" xlink:show="new" text:style-name="Internet_20_link" text:visited-style-name="Visited_20_Internet_20_Link">slim</text:a> </text:p>
        </text:list-item>
        <text:list-item>
          <text:p text:style-name="P11"><text:a xlink:type="simple" xlink:href="https://www.freebsd.org/cgi/man.cgi?query=ee" office:target-frame-name="_blank" xlink:show="new" text:style-name="Internet_20_link" text:visited-style-name="Visited_20_Internet_20_Link">ee</text:a> </text:p>
        </text:list-item>
        <text:list-item>
          <text:p text:style-name="P5"><text:a xlink:type="simple" xlink:href="https://www.gnu.org/software/grub/manual/grub/" office:target-frame-name="_blank" xlink:show="new" text:style-name="Internet_20_link" text:visited-style-name="Visited_20_Internet_20_Link">GNU GRUB manual - GNU Project - Free Software Foundation (FSF)</text:a> </text:p>
        </text:list-item>
      </text:list>
      <text:p text:style-name="Text_20_body"><text:line-break/>Valeu! </text:p>
      <text:p text:style-name="Text_20_body"/>
      <text:p text:style-name="P6"><text:a xlink:type="simple" xlink:href="https://www.vivaolinux.com.br/artigos/impressora.php?codigo=16619" text:style-name="Internet_20_link" text:visited-style-name="Visited_20_Internet_20_Link">https://www.vivaolinux.com.br/artigos/impressora.php?codigo=16619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09:05:06.095636544</meta:creation-date>
    <dc:date>2018-05-20T09:08:05.823153660</dc:date>
    <meta:editing-duration>PT2M5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4" meta:paragraph-count="42" meta:word-count="532" meta:character-count="3925" meta:non-whitespace-character-count="3338"/>
  </office:meta>
</office:document-meta>
</file>